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4e2" officeooo:paragraph-rsid="001724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requent Pattern Mining</text:p>
      <text:p text:style-name="P1"><text:tab/>Summary</text:p>
      <text:p text:style-name="P1"><text:tab/><text:tab/>mathematical basics on sets, relations, and orders</text:p>
      <text:p text:style-name="P1"><text:tab/><text:tab/>the problem of frequent pattern mining</text:p>
      <text:p text:style-name="P1"><text:tab/><text:tab/>the problem of association rule mining</text:p>
      <text:p text:style-name="P1"><text:tab/><text:tab/>the “Apriori principle” (the anti-monotonicity property of frequent itemsets)</text:p>
      <text:p text:style-name="P1"><text:tab/><text:tab/>the Apriori algorithm for mining of frequent itemsets and association rules</text:p>
      <text:p text:style-name="P1"><text:tab/><text:tab/>pros and cons of support and confidence</text:p>
      <text:p text:style-name="P1"><text:tab/>Frequent Pattern Mining</text:p>
      <text:p text:style-name="P1"><text:tab/><text:tab/>Kinda know what this is some keywords may be.</text:p>
      <text:p text:style-name="P1"><text:tab/><text:tab/><text:tab/>Support. itemsets, apriori algorithm. association rule mining, pruning</text:p>
      <text:p text:style-name="P1">2. Feature Spaces and Distance Measures<text:tab/></text:p>
      <text:p text:style-name="P1"><text:tab/><text:tab/>categories of features (categorical/nominal, ordinal, metric)</text:p>
      <text:p text:style-name="P1"><text:tab/><text:tab/>basic univariate feature descriptors (frequency (relative/absolute), mode, median, mean)</text:p>
      <text:p text:style-name="P1"><text:tab/><text:tab/>distances (Lp-norms, weighted, quadratic form)</text:p>
      <text:p text:style-name="P1"><text:tab/><text:tab/>feature (vector) descriptors for texts and for images</text:p>
      <text:p text:style-name="P1">3. Basics of Clustering and k-means Clustering</text:p>
      <text:p text:style-name="P1"><text:tab/>What is Clustering?</text:p>
      <text:p text:style-name="P1"><text:tab/>Why do we need heuristic approaches to “solve” the clustering problem?</text:p>
      <text:p text:style-name="P1"><text:tab/>Basic heuristic ideas for identifying “partitions” into k clusters</text:p>
      <text:p text:style-name="P1"><text:tab/><text:tab/>selection of representative points</text:p>
      <text:p text:style-name="P1"><text:tab/><text:tab/>optimization approaches for assignment of points to representatives:</text:p>
      <text:p text:style-name="P1"><text:tab/><text:tab/><text:tab/>minimization of variance</text:p>
      <text:p text:style-name="P1"><text:tab/><text:tab/><text:tab/>k-means [Forgy, 1965, Lloyd, 1982, MacQueen, 1967]</text:p>
      <text:p text:style-name="P1"><text:tab/><text:tab/><text:tab/>k-medoids</text:p>
      <text:p text:style-name="P1"><text:tab/><text:tab/><text:tab/>k-modes</text:p>
      <text:p text:style-name="P1"><text:tab/>common ideas and differences between these approaches</text:p>
      <text:p text:style-name="P1"><text:tab/>pros and cons of these approaches</text:p>
      <text:p text:style-name="P1">4. Basics of Classification (Hypothesis Space, Bias, Generalization, Evaluation)</text:p>
      <text:p text:style-name="P1"><text:tab/>What is Classification?</text:p>
      <text:p text:style-name="P1"><text:tab/>hypothesis-space and bias</text:p>
      <text:p text:style-name="P1"><text:tab/>Why is a bias unavoidable for learning and generalization?</text:p>
      <text:p text:style-name="P1"><text:tab/>evaluation procedures (cross-validation, bootstrap, leave-one-out)</text:p>
      <text:p text:style-name="P1"><text:tab/>quality measures for classifiers:</text:p>
      <text:p text:style-name="P1"><text:tab/><text:tab/>confusion matrix</text:p>
      <text:p text:style-name="P1"><text:tab/><text:tab/>accuracy &amp; error (apparent vs. true)</text:p>
      <text:p text:style-name="P1"><text:tab/><text:tab/>precision &amp; recall</text:p>
      <text:p text:style-name="P1"><text:tab/>a simple classifier: k-nearest neighbors</text:p>
      <text:p text:style-name="P1"><text:tab/><text:tab/>properties, challenges, variants</text:p>
      <text:p text:style-name="P1"><text:tab/><text:tab/>lazy learning</text:p>
      <text:p text:style-name="P1">5. k Nearest Neighbor Classification (Geometric and Probabilistic Interpretation)</text:p>
      <text:p text:style-name="P1"/>
      <text:p text:style-name="P1">6. The Bayesian Framework of Learning</text:p>
      <text:p text:style-name="P1"><text:tab/>Axioms of probability:</text:p>
      <text:p text:style-name="P1"><text:tab/><text:tab/>sample space, event, probability function, probability space</text:p>
      <text:p text:style-name="P1"><text:tab/>independence and conditional probability</text:p>
      <text:p text:style-name="P1"><text:tab/>probabilistic interpretation of quality measures for association rules</text:p>
      <text:p text:style-name="P1"><text:tab/>Bayes’ rule</text:p>
      <text:p text:style-name="P1">Bayesian Learning:</text:p>
      <text:p text:style-name="P1"><text:tab/>k nearest neighbor classifier as an application of Bayes’ rule for learning</text:p>
      <text:p text:style-name="P1"><text:tab/>The principle of Bayesian learning:</text:p>
      <text:p text:style-name="P1"><text:soft-page-break/><text:tab/><text:tab/>prior and posterior probabilities</text:p>
      <text:p text:style-name="P1"><text:tab/><text:tab/>data as evidence to adapt probability estimates and to</text:p>
      <text:p text:style-name="P1"><text:tab/><text:tab/>select hypotheses</text:p>
      <text:p text:style-name="P1"><text:tab/><text:tab/>MAP hypothesis</text:p>
      <text:p text:style-name="P1"><text:tab/><text:tab/>the MDL principle and Bayesian reasoning</text:p>
      <text:p text:style-name="P1"><text:tab/>Bayes optimal classifier</text:p>
      <text:p text:style-name="P1"><text:tab/>Naïve Bayes classifier</text:p>
      <text:p text:style-name="P1">7. Bayesian Learning Methods (Parametric and Non-Parametric Learning)</text:p>
      <text:p text:style-name="P1"><text:tab/>parametric learning</text:p>
      <text:p text:style-name="P1"><text:tab/><text:tab/>approximate some density function of a given family (e.g. Gaussian)</text:p>
      <text:p text:style-name="P1"><text:tab/>non-parametric</text:p>
      <text:p text:style-name="P1"><text:tab/><text:tab/>no assumption on family of density function, identify areas of high density</text:p>
      <text:p text:style-name="P1">8. Density-Estimates and Density-based Clustering (Flat and Hierarchical)</text:p>
      <text:p text:style-name="P1"><text:tab/>(DBscan etc.)</text:p>
      <text:p text:style-name="P1"><text:tab/>Hierarchical</text:p>
      <text:p text:style-name="P1"><text:tab/><text:tab/>Root, Leaf, Inner node.</text:p>
      <text:p text:style-name="P1"><text:tab/>Single link, complete link, Average Link</text:p>
      <text:p text:style-name="P1">9. Outlier Detection</text:p>
      <text:p text:style-name="P1"><text:tab/>discrete random variables and some discrete distributions with their parameters</text:p>
      <text:p text:style-name="P1"><text:tab/>expectation, variance, standard deviation, covariance, correlation</text:p>
      <text:p text:style-name="P1"><text:tab/>continuous distributions (uniform and normal) and their parameters</text:p>
      <text:p text:style-name="P1"><text:tab/>Bayesian learning with distributions</text:p>
      <text:p text:style-name="P1"><text:tab/>algebraic vs. probabilistic view on data</text:p>
      <text:p text:style-name="P1"><text:tab/><text:tab/>EM clustering and a probabilistic interpretation of k-means</text:p>
      <text:p text:style-name="P1"><text:tab/><text:tab/>LDA</text:p>
      <text:p text:style-name="P1"><text:tab/>parametric vs. non parametric learning</text:p>
      <text:p text:style-name="P1"><text:tab/>non-parametric density estimation</text:p>
      <text:p text:style-name="P1"><text:tab/>basic ideas of density-based clustering and the algorithm DBSCAN</text:p>
      <text:p text:style-name="P1"><text:tab/><text:tab/>core point, (direct) density-reachability,</text:p>
      <text:p text:style-name="P1"><text:tab/><text:tab/>density-connectivity,<text:tab/>border points, <text:tab/>noise</text:p>
      <text:p text:style-name="P1"><text:tab/>variants</text:p>
      <text:p text:style-name="P1"><text:tab/><text:tab/>include border points?, SNN-based clustering, GDBSCAN</text:p>
      <text:p text:style-name="P1"><text:tab/>dendrogram as representation of a hierarchical clustering solution</text:p>
      <text:p text:style-name="P1"><text:tab/>distances for clusters and objects and the basic agglomerative greedy algorithm</text:p>
      <text:p text:style-name="P1"><text:tab/>density-based hierarchical clustering</text:p>
      <text:p text:style-name="P1"><text:tab/><text:tab/>formalization</text:p>
      <text:p text:style-name="P1"><text:tab/><text:tab/>algorithm OPTICS</text:p>
      <text:p text:style-name="P1"><text:tab/><text:tab/>cluster order</text:p>
      <text:p text:style-name="P1"><text:tab/><text:tab/><text:tab/>construction, interpretation, parameters</text:p>
      <text:p text:style-name="P1"><text:tab/>probabilistic parametric model for outlier detection</text:p>
      <text:p text:style-name="P1"><text:tab/>non-parametric models:</text:p>
      <text:p text:style-name="P1"><text:tab/><text:tab/>distance-based models</text:p>
      <text:p text:style-name="P1"><text:tab/><text:tab/><text:tab/>DB-outlier model, KNN-based model</text:p>
      <text:p text:style-name="P1"><text:tab/><text:tab/>density-based model</text:p>
      <text:p text:style-name="P1"><text:tab/><text:tab/><text:tab/>LOF: motivation, model</text:p>
      <text:p text:style-name="P1"><text:tab/><text:tab/><text:tab/>pointers to the literature: many variants of LOF</text:p>
      <text:p text:style-name="P1"><text:tab/>evaluation of outlier detection</text:p>
      <text:p text:style-name="P1"><text:tab/>problems and challenges</text:p>
      <text:p text:style-name="P1">10. Linear and Non-Linear Separation (Decision Trees, Neural Networks, and Support</text:p>
      <text:p text:style-name="P1">Vector Machines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9:01:41.860577944</meta:creation-date>
    <dc:date>2017-01-26T19:08:48.950804018</dc:date>
    <meta:editing-duration>PT7M7S</meta:editing-duration>
    <meta:editing-cycles>1</meta:editing-cycles>
    <meta:document-statistic meta:table-count="0" meta:image-count="0" meta:object-count="0" meta:page-count="2" meta:paragraph-count="100" meta:word-count="522" meta:character-count="4179" meta:non-whitespace-character-count="3612"/>
    <meta:generator>LibreOffice/5.2.2.2$Linux_X86_64 LibreOffice_project/20m0$Build-2</meta:generator>
  </office:meta>
</office:document-meta>
</file>